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92914" officeooo:paragraph-rsid="00092914"/>
    </style:style>
    <style:style style:name="P2" style:family="paragraph" style:parent-style-name="Standard">
      <style:text-properties officeooo:paragraph-rsid="00092914"/>
    </style:style>
    <style:style style:name="P3" style:family="paragraph" style:parent-style-name="Standard">
      <style:text-properties fo:font-weight="bold" officeooo:paragraph-rsid="0009291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paragraph-rsid="00092914" style:font-weight-asian="bold" style:font-weight-complex="bold"/>
    </style:style>
    <style:style style:name="P5" style:family="paragraph" style:parent-style-name="Standard">
      <style:paragraph-properties fo:margin-left="1.251cm" fo:margin-right="0cm" fo:text-indent="0cm" style:auto-text-indent="false"/>
      <style:text-properties officeooo:rsid="00092914" officeooo:paragraph-rsid="00092914"/>
    </style:style>
    <style:style style:name="P6" style:family="paragraph" style:parent-style-name="Standard">
      <style:paragraph-properties fo:margin-left="1.251cm" fo:margin-right="0cm" fo:text-indent="0cm" style:auto-text-indent="false"/>
      <style:text-properties officeooo:rsid="000a7102" officeooo:paragraph-rsid="000a7102"/>
    </style:style>
    <style:style style:name="P7" style:family="paragraph" style:parent-style-name="Standard">
      <style:paragraph-properties fo:margin-left="0cm" fo:margin-right="0cm" fo:text-indent="0cm" style:auto-text-indent="false"/>
      <style:text-properties officeooo:paragraph-rsid="00092914"/>
    </style:style>
    <style:style style:name="P8" style:family="paragraph" style:parent-style-name="Standard">
      <style:paragraph-properties fo:margin-left="0cm" fo:margin-right="0cm" fo:text-indent="0cm" style:auto-text-indent="false"/>
      <style:text-properties fo:font-weight="bold" officeooo:paragraph-rsid="00092914" style:font-weight-asian="bold" style:font-weight-complex="bold"/>
    </style:style>
    <style:style style:name="P9" style:family="paragraph" style:parent-style-name="Standard">
      <style:paragraph-properties fo:margin-left="0cm" fo:margin-right="0cm" fo:text-indent="0cm" style:auto-text-indent="false"/>
      <style:text-properties fo:font-weight="bold" officeooo:rsid="000a7102" officeooo:paragraph-rsid="000a7102" style:font-weight-asian="bold" style:font-weight-complex="bold"/>
    </style:style>
    <style:style style:name="P10" style:family="paragraph" style:parent-style-name="Standard">
      <style:paragraph-properties fo:margin-left="0cm" fo:margin-right="0cm" fo:text-indent="0cm" style:auto-text-indent="false"/>
      <style:text-properties officeooo:rsid="000a7102" officeooo:paragraph-rsid="000a7102"/>
    </style:style>
    <style:style style:name="P11" style:family="paragraph" style:parent-style-name="Standard">
      <style:paragraph-properties fo:margin-left="0cm" fo:margin-right="0cm" fo:text-indent="0cm" style:auto-text-indent="false"/>
      <style:text-properties officeooo:rsid="000a7102" officeooo:paragraph-rsid="000a7102"/>
    </style:style>
    <style:style style:name="P12" style:family="paragraph" style:parent-style-name="Standard">
      <style:paragraph-properties fo:margin-left="0cm" fo:margin-right="0cm" fo:text-indent="0cm" style:auto-text-indent="false"/>
      <style:text-properties officeooo:paragraph-rsid="0012ef87"/>
    </style:style>
    <style:style style:name="P13" style:family="paragraph" style:parent-style-name="Standard">
      <style:paragraph-properties fo:margin-left="0cm" fo:margin-right="0cm" fo:text-indent="0cm" style:auto-text-indent="false"/>
      <style:text-properties officeooo:paragraph-rsid="00165633"/>
    </style:style>
    <style:style style:name="P14" style:family="paragraph" style:parent-style-name="Standard">
      <style:paragraph-properties fo:margin-left="0cm" fo:margin-right="0cm" fo:text-indent="0cm" style:auto-text-indent="false"/>
      <style:text-properties officeooo:rsid="001a1fc4" officeooo:paragraph-rsid="001a1fc4"/>
    </style:style>
    <style:style style:name="P15" style:family="paragraph" style:parent-style-name="Standard">
      <style:paragraph-properties fo:margin-left="0cm" fo:margin-right="0cm" fo:text-indent="0cm" style:auto-text-indent="false"/>
      <style:text-properties officeooo:rsid="001c8b78" officeooo:paragraph-rsid="001c8b78"/>
    </style:style>
    <style:style style:name="P16" style:family="paragraph">
      <style:paragraph-properties fo:text-align="center" style:writing-mode="lr-tb"/>
    </style:style>
    <style:style style:name="P17" style:family="paragraph">
      <loext:graphic-properties draw:fill-color="#ffffff"/>
      <style:paragraph-properties fo:text-align="center" style:writing-mode="lr-tb"/>
    </style:style>
    <style:style style:name="P18" style:family="paragraph">
      <style:paragraph-properties fo:text-align="center"/>
    </style:style>
    <style:style style:name="P19" style:family="paragraph">
      <loext:graphic-properties draw:fill-color="#000000"/>
      <style:paragraph-properties fo:text-align="center"/>
    </style:style>
    <style:style style:name="P20" style:family="paragraph">
      <style:paragraph-properties fo:text-align="center" style:writing-mode="lr-tb"/>
      <style:text-properties style:text-underline-style="none" fo:font-weight="normal" style:font-weight-asian="normal" style:font-weight-complex="normal"/>
    </style:style>
    <style:style style:name="P21" style:family="paragraph">
      <loext:graphic-properties draw:fill-color="#ffffff"/>
      <style:paragraph-properties fo:text-align="center" style:writing-mode="lr-tb"/>
      <style:text-properties style:text-underline-style="none" fo:font-weight="normal" style:font-weight-asian="normal" style:font-weight-complex="normal"/>
    </style:style>
    <style:style style:name="P22" style:family="paragraph">
      <style:paragraph-properties fo:text-align="center" style:writing-mode="lr-tb"/>
      <style:text-properties style:text-underline-style="none"/>
    </style:style>
    <style:style style:name="P23" style:family="paragraph">
      <loext:graphic-properties draw:fill-color="#ffffff"/>
      <style:paragraph-properties fo:text-align="center" style:writing-mode="lr-tb"/>
      <style:text-properties style:text-underline-style="none"/>
    </style:style>
    <style:style style:name="P24" style:family="paragraph">
      <style:paragraph-properties fo:text-align="center" style:writing-mode="lr-tb"/>
      <style:text-properties style:text-underline-style="solid" style:text-underline-width="auto" style:text-underline-color="font-color"/>
    </style:style>
    <style:style style:name="P25" style:family="paragraph">
      <loext:graphic-properties draw:fill-color="#ffffff"/>
      <style:paragraph-properties fo:text-align="center" style:writing-mode="lr-tb"/>
      <style:text-properties style:text-underline-style="solid" style:text-underline-width="auto" style:text-underline-color="font-color"/>
    </style:style>
    <style:style style:name="P26" style:family="paragraph">
      <loext:graphic-properties draw:fill-color="#000000"/>
    </style:style>
    <style:style style:name="P27" style:family="paragraph">
      <loext:graphic-properties draw:fill-color="#ffffff"/>
    </style:style>
    <style:style style:name="P28" style:family="paragraph">
      <loext:graphic-properties draw:opacity="0%"/>
      <style:text-properties fo:font-size="12pt"/>
    </style:style>
    <style:style style:name="T1" style:family="text">
      <style:text-properties officeooo:rsid="00092914"/>
    </style:style>
    <style:style style:name="T2" style:family="text">
      <style:text-properties officeooo:rsid="0012ef87"/>
    </style:style>
    <style:style style:name="T3" style:family="text">
      <style:text-properties officeooo:rsid="00165633"/>
    </style:style>
    <style:style style:name="T4" style:family="text">
      <style:text-properties style:text-underline-style="none" fo:font-weight="normal" style:font-weight-asian="normal" style:font-weight-complex="normal"/>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0.914cm" fo:min-width="0.697cm" style:run-through="foreground"/>
      <style:paragraph-properties style:writing-mode="lr-tb"/>
    </style:style>
    <style:style style:name="gr3" style:family="graphic">
      <style:graphic-properties svg:stroke-color="#ffffff" draw:fill-color="#ffffff" draw:textarea-horizontal-align="justify" draw:textarea-vertical-align="middle" draw:auto-grow-height="false" fo:min-height="0.914cm" fo:min-width="2.355cm" style:run-through="foreground"/>
      <style:paragraph-properties style:writing-mode="lr-tb"/>
    </style:style>
    <style:style style:name="gr4" style:family="graphic">
      <style:graphic-properties svg:stroke-color="#ffffff" draw:fill-color="#ffffff" draw:textarea-horizontal-align="justify" draw:textarea-vertical-align="middle" draw:auto-grow-height="false" fo:min-height="0.545cm" fo:min-width="2.013cm" style:run-through="foreground"/>
      <style:paragraph-properties style:writing-mode="lr-tb"/>
    </style:style>
    <style:style style:name="gr5" style:family="graphic">
      <style:graphic-properties svg:stroke-color="#000000" draw:textarea-horizontal-align="center" draw:textarea-vertical-align="middle" style:run-through="foreground"/>
    </style:style>
    <style:style style:name="gr6" style:family="graphic">
      <style:graphic-properties svg:stroke-width="0cm" svg:stroke-color="#000000" draw:marker-start-width="0.353cm" draw:marker-end-width="0.353cm" draw:fill-color="#000000" draw:textarea-horizontal-align="center" draw:textarea-vertical-align="middle" fo:padding-top="0cm" fo:padding-bottom="0cm" fo:padding-left="0cm" fo:padding-right="0cm" style:run-through="foreground"/>
    </style:style>
    <style:style style:name="gr7" style:family="graphic">
      <style:graphic-properties svg:stroke-color="#000000" draw:fill-color="#ffffff" draw:textarea-horizontal-align="justify" draw:textarea-vertical-align="middle" draw:auto-grow-height="false" fo:min-height="0.794cm" fo:min-width="3.494cm" style:run-through="foreground"/>
      <style:paragraph-properties style:writing-mode="lr-tb"/>
    </style:style>
    <style:style style:name="gr8" style:family="graphic">
      <style:graphic-properties svg:stroke-color="#000000" draw:fill-color="#ffffff" draw:textarea-horizontal-align="justify" draw:textarea-vertical-align="middle" draw:auto-grow-height="false" fo:min-height="0.64cm" fo:min-width="1.342cm"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64cm" fo:min-width="2.706cm" style:run-through="foreground"/>
      <style:paragraph-properties style:writing-mode="lr-tb"/>
    </style:style>
    <style:style style:name="gr10" style:family="graphic">
      <style:graphic-properties draw:stroke="solid" svg:stroke-color="#000000" draw:fill-color="#000000" draw:textarea-horizontal-align="justify" draw:textarea-vertical-align="middle" draw:auto-grow-height="false" fo:min-height="0.466cm" fo:min-width="1.201cm" style:run-through="foreground"/>
    </style:style>
    <style:style style:name="gr11" style:family="graphic">
      <style:graphic-properties svg:stroke-color="#000000" draw:fill-color="#000000" draw:textarea-horizontal-align="justify" draw:textarea-vertical-align="middle" draw:auto-grow-height="false" fo:min-height="0.399cm" fo:min-width="0.466cm" style:run-through="foreground"/>
    </style:style>
    <style:style style:name="gr12" style:family="graphic">
      <style:graphic-properties draw:stroke="solid" svg:stroke-color="#000000" draw:fill-color="#ffffff" draw:textarea-horizontal-align="justify" draw:textarea-vertical-align="middle" draw:auto-grow-height="false" fo:min-height="0.466cm" fo:min-width="1.201cm" style:run-through="foreground"/>
    </style:style>
    <style:style style:name="gr13" style:family="graphic">
      <style:graphic-properties svg:stroke-color="#000000" draw:fill-color="#ffffff" draw:textarea-horizontal-align="justify" draw:textarea-vertical-align="middle" draw:auto-grow-height="false" fo:min-height="0.64cm" fo:min-width="1.505cm" style:run-through="foreground"/>
      <style:paragraph-properties style:writing-mode="lr-tb"/>
    </style:style>
    <style:style style:name="gr14" style:family="graphic">
      <style:graphic-properties svg:stroke-color="#000000" svg:stroke-opacity="100%" draw:opacity="0%" draw:textarea-horizontal-align="justify" draw:textarea-vertical-align="middle" draw:auto-grow-height="false" fo:min-height="0.489cm" fo:min-width="3.034cm" style:run-through="foreground"/>
    </style:style>
    <style:style style:name="gr15"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16" style:family="graphic">
      <style:graphic-properties svg:stroke-color="#000000" draw:fill-color="#000000" draw:textarea-horizontal-align="justify" draw:textarea-vertical-align="middle" draw:auto-grow-height="false" fo:min-height="0.353cm" fo:min-width="0.413cm" style:run-through="foreground" style:vertical-pos="from-top" style:vertical-rel="paragraph" style:horizontal-pos="from-left" style:horizontal-rel="paragraph"/>
    </style:style>
    <style:style style:name="gr17" style:family="graphic">
      <style:graphic-properties draw:stroke="solid" svg:stroke-color="#000000" draw:fill-color="#000000" draw:textarea-horizontal-align="justify" draw:textarea-vertical-align="middle" draw:auto-grow-height="false" fo:min-height="0.413cm" fo:min-width="1.064cm" style:run-through="foreground" style:vertical-pos="from-top" style:vertical-rel="paragraph" style:horizontal-pos="from-left" style:horizontal-rel="paragraph"/>
    </style:style>
    <style:style style:name="gr18" style:family="graphic">
      <style:graphic-properties draw:stroke="solid" svg:stroke-color="#000000" draw:fill-color="#ffffff" draw:textarea-horizontal-align="justify" draw:textarea-vertical-align="middle" draw:auto-grow-height="false" fo:min-height="0.413cm" fo:min-width="1.062cm" style:run-through="foreground" style:vertical-pos="from-top" style:vertical-rel="paragraph" style:horizontal-pos="from-left" style:horizontal-rel="paragraph"/>
    </style:style>
    <style:style style:name="gr19" style:family="graphic">
      <style:graphic-properties svg:stroke-color="#000000" draw:fill-color="#ffffff" draw:textarea-horizontal-align="justify" draw:textarea-vertical-align="middle" draw:auto-grow-height="false" fo:min-height="0.57cm" fo:min-width="1.755cm" style:run-through="foreground" style:vertical-pos="from-top" style:vertical-rel="paragraph" style:horizontal-pos="from-left" style:horizontal-rel="paragraph"/>
      <style:paragraph-properties style:writing-mode="lr-tb"/>
    </style:style>
    <style:style style:name="gr20" style:family="graphic">
      <style:graphic-properties svg:stroke-color="#000000" draw:fill-color="#ffffff" draw:textarea-horizontal-align="justify" draw:textarea-vertical-align="middle" draw:auto-grow-height="false" fo:min-height="0.568cm" fo:min-width="1.755cm" style:run-through="foreground" style:vertical-pos="from-top" style:vertical-rel="paragraph" style:horizontal-pos="from-left" style:horizontal-rel="paragraph"/>
      <style:paragraph-properties style:writing-mode="lr-tb"/>
    </style:style>
    <style:style style:name="gr21" style:family="graphic">
      <style:graphic-properties svg:stroke-color="#000000" draw:fill-color="#ffffff" draw:textarea-horizontal-align="justify" draw:textarea-vertical-align="middle" draw:auto-grow-height="false" fo:min-height="0.568cm" fo:min-width="2.574cm" style:run-through="foreground" style:vertical-pos="from-top" style:vertical-rel="paragraph" style:horizontal-pos="from-left" style:horizontal-rel="paragraph"/>
      <style:paragraph-properties style:writing-mode="lr-tb"/>
    </style:style>
    <style:style style:name="gr22" style:family="graphic">
      <style:graphic-properties svg:stroke-color="#000000" draw:fill-color="#ffffff" draw:textarea-horizontal-align="justify" draw:textarea-vertical-align="middle" draw:auto-grow-height="false" fo:min-height="0.568cm" fo:min-width="1.753cm" style:run-through="foreground" style:vertical-pos="from-top" style:vertical-rel="paragraph" style:horizontal-pos="from-left" style:horizontal-rel="paragraph"/>
      <style:paragraph-properties style:writing-mode="lr-tb"/>
    </style:style>
    <style:style style:name="gr23" style:family="graphic">
      <style:graphic-properties svg:stroke-color="#000000" draw:fill-color="#ffffff" draw:textarea-horizontal-align="justify" draw:textarea-vertical-align="middle" draw:auto-grow-height="false" fo:min-height="0.566cm" fo:min-width="1.942cm" style:run-through="foreground" style:vertical-pos="from-top" style:vertical-rel="paragraph" style:horizontal-pos="from-left" style:horizontal-rel="paragraph"/>
      <style:paragraph-properties style:writing-mode="lr-tb"/>
    </style:style>
    <style:style style:name="gr24" style:family="graphic">
      <style:graphic-properties svg:stroke-color="#000000" draw:fill-color="#ffffff" draw:textarea-horizontal-align="justify" draw:textarea-vertical-align="middle" draw:auto-grow-height="false" fo:min-height="0.704cm" fo:min-width="3.092cm" style:run-through="foreground" style:vertical-pos="from-top" style:vertical-rel="paragraph" style:horizontal-pos="from-left" style:horizontal-rel="paragraph"/>
      <style:paragraph-properties style:writing-mode="lr-tb"/>
    </style:style>
    <style:style style:name="gr25" style:family="graphic">
      <style:graphic-properties svg:stroke-color="#000000" draw:fill-color="#ffffff" draw:textarea-horizontal-align="justify" draw:textarea-vertical-align="middle" draw:auto-grow-height="false" fo:min-height="0.568cm" fo:min-width="1.418cm" style:run-through="foreground" style:vertical-pos="from-top" style:vertical-rel="paragraph" style:horizontal-pos="from-left" style:horizontal-rel="paragraph"/>
      <style:paragraph-properties style:writing-mode="lr-tb"/>
    </style:style>
    <style:style style:name="gr26" style:family="graphic">
      <style:graphic-properties svg:stroke-color="#000000" draw:fill-color="#ffffff" draw:textarea-horizontal-align="justify" draw:textarea-vertical-align="middle" draw:auto-grow-height="false" fo:min-height="0.568cm" fo:min-width="1.45cm" style:run-through="foreground" style:vertical-pos="from-top" style:vertical-rel="paragraph" style:horizontal-pos="from-left" style:horizontal-rel="paragraph"/>
      <style:paragraph-properties style:writing-mode="lr-tb"/>
    </style:style>
    <style:style style:name="gr27" style:family="graphic">
      <style:graphic-properties svg:stroke-color="#000000" draw:fill-color="#ffffff" draw:textarea-horizontal-align="justify" draw:textarea-vertical-align="middle" draw:auto-grow-height="false" fo:min-height="0.566cm" fo:min-width="1.187cm" style:run-through="foreground" style:vertical-pos="from-top" style:vertical-rel="paragraph" style:horizontal-pos="from-left" style:horizontal-rel="paragraph"/>
      <style:paragraph-properties style:writing-mode="lr-tb"/>
    </style:style>
    <style:style style:name="gr28" style:family="graphic">
      <style:graphic-properties svg:stroke-color="#000000" draw:fill-color="#ffffff" draw:textarea-horizontal-align="justify" draw:textarea-vertical-align="middle" draw:auto-grow-height="false" fo:min-height="0.568cm" fo:min-width="1.187cm" style:run-through="foreground" style:vertical-pos="from-top" style:vertical-rel="paragraph" style:horizontal-pos="from-left" style:horizontal-rel="paragraph"/>
      <style:paragraph-properties style:writing-mode="lr-tb"/>
    </style:style>
    <style:style style:name="gr29" style:family="graphic">
      <style:graphic-properties svg:stroke-color="#000000" draw:fill-color="#ffffff" draw:textarea-horizontal-align="justify" draw:textarea-vertical-align="middle" draw:auto-grow-height="false" fo:min-height="0.566cm" fo:min-width="1.189cm" style:run-through="foreground" style:vertical-pos="from-top" style:vertical-rel="paragraph" style:horizontal-pos="from-left" style:horizontal-rel="paragraph"/>
      <style:paragraph-properties style:writing-mode="lr-tb"/>
    </style:style>
    <style:style style:name="gr30" style:family="graphic">
      <style:graphic-properties svg:stroke-color="#000000" draw:fill-color="#ffffff" draw:textarea-horizontal-align="justify" draw:textarea-vertical-align="middle" draw:auto-grow-height="false" fo:min-height="0.57cm" fo:min-width="1.187cm" style:run-through="foreground" style:vertical-pos="from-top" style:vertical-rel="paragraph" style:horizontal-pos="from-left" style:horizontal-rel="paragraph"/>
      <style:paragraph-properties style:writing-mode="lr-tb"/>
    </style:style>
    <style:style style:name="gr31" style:family="graphic">
      <style:graphic-properties svg:stroke-color="#000000" draw:fill-color="#ffffff" draw:textarea-horizontal-align="justify" draw:textarea-vertical-align="middle" draw:auto-grow-height="false" fo:min-height="0.566cm" fo:min-width="1.718cm" style:run-through="foreground" style:vertical-pos="from-top" style:vertical-rel="paragraph" style:horizontal-pos="from-left" style:horizontal-rel="paragraph"/>
      <style:paragraph-properties style:writing-mode="lr-tb"/>
    </style:style>
    <style:style style:name="gr32" style:family="graphic">
      <style:graphic-properties svg:stroke-color="#000000" draw:fill-color="#ffffff" draw:textarea-horizontal-align="justify" draw:textarea-vertical-align="middle" draw:auto-grow-height="false" fo:min-height="0.7cm" fo:min-width="3.092cm" style:run-through="foreground" style:vertical-pos="from-top" style:vertical-rel="paragraph" style:horizontal-pos="from-left" style:horizontal-rel="paragraph"/>
      <style:paragraph-properties style:writing-mode="lr-tb"/>
    </style:style>
    <style:style style:name="gr33" style:family="graphic">
      <style:graphic-properties svg:stroke-width="0cm" svg:stroke-color="#000000" draw:marker-start-width="0.353cm" draw:marker-end-width="0.353cm" draw:fill-color="#000000" draw:textarea-horizontal-align="center" draw:textarea-vertical-align="middle" fo:padding-top="0cm" fo:padding-bottom="0cm" fo:padding-left="0cm" fo:padding-right="0cm" style:run-through="foreground" style:vertical-pos="from-top" style:vertical-rel="paragraph" style:horizontal-pos="from-left" style:horizontal-rel="paragraph"/>
    </style:style>
    <style:style style:name="gr34" style:family="graphic">
      <style:graphic-properties svg:stroke-color="#ffffff" draw:fill-color="#ffffff" draw:textarea-horizontal-align="justify" draw:textarea-vertical-align="middle" draw:auto-grow-height="false" fo:min-height="0.914cm" fo:min-width="4.835cm" style:run-through="foreground" style:vertical-pos="from-top" style:vertical-rel="paragraph" style:horizontal-pos="from-left" style:horizontal-rel="paragraph"/>
      <style:paragraph-properties style:writing-mode="lr-tb"/>
    </style:style>
    <style:style style:name="gr35" style:family="graphic">
      <style:graphic-properties svg:stroke-color="#ffffff" draw:fill-color="#ffffff" draw:textarea-horizontal-align="justify" draw:textarea-vertical-align="middle" draw:auto-grow-height="false" fo:min-height="0.914cm" fo:min-width="2.355cm" style:run-through="foreground" style:vertical-pos="from-top" style:vertical-rel="paragraph" style:horizontal-pos="from-left" style:horizontal-rel="paragraph"/>
      <style:paragraph-properties style:writing-mode="lr-tb"/>
    </style:style>
    <style:style style:name="gr3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000000" draw:fill-color="#ffffff" draw:textarea-horizontal-align="justify" draw:textarea-vertical-align="middle" draw:auto-grow-height="false" fo:min-height="1.595cm" fo:min-width="6.376cm" style:run-through="foreground"/>
    </style:style>
    <style:style style:name="gr38" style:family="graphic">
      <style:graphic-properties svg:stroke-color="#ffffff" draw:fill-color="#ffffff" draw:textarea-horizontal-align="justify" draw:textarea-vertical-align="middle" draw:auto-grow-height="false" fo:min-height="0.914cm" fo:min-width="4.835cm" style:run-through="foreground"/>
      <style:paragraph-properties style:writing-mode="lr-tb"/>
    </style:style>
    <style:style style:name="gr39" style:family="graphic">
      <style:graphic-properties svg:stroke-color="#ffffff" draw:fill-color="#ffffff" draw:textarea-horizontal-align="justify" draw:textarea-vertical-align="middle" draw:auto-grow-height="false" fo:min-height="0.545cm" fo:min-width="2.013cm" style:run-through="foreground"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INICIALES ENTIDAD RELACIÓN</text:p>
      <text:p text:style-name="P2"/>
      <text:p text:style-name="P3">Ejercicio Entidades Débiles </text:p>
      <text:p text:style-name="P2"/>
      <text:p text:style-name="P2">¿Qué tipo de dependencia existe en los siguientes supuestos? </text:p>
      <text:p text:style-name="P2"/>
      <text:p text:style-name="P2">1. Un toro pertenece a una ganadería. Al toro se le identifica por el nº de toro y el nº ganadería, puesto que puede haber toros con el mismo número pero pertenecientes a distintas ganaderías.</text:p>
      <text:p text:style-name="P5">La entidad debil “TORO” tiene dependencia de identificación.</text:p>
      <text:p text:style-name="P2"/>
      <text:p text:style-name="P2">2. En el control de acceso a un Parking de una empresa un empleado tiene uno o varios vehículos registrados para poder entrar.</text:p>
      <text:p text:style-name="P5">La entidad debil “COCHE” tiene dependencia existencial. No hay coche de un empleado si no hay empleado.</text:p>
      <text:p text:style-name="P7"/>
      <text:p text:style-name="P7"/>
      <text:p text:style-name="P8">Ejercicios de detectar elementos </text:p>
      <text:p text:style-name="P7"/>
      <text:p text:style-name="P7">¿Qué entidades encuentras necesarias en estas bases de datos? </text:p>
      <text:p text:style-name="P7"/>
      <text:p text:style-name="P7">1. Se desea realizar una base de datos para un videoclub. A los clientes se les entrega una tarjeta que contendrá los datos personales y que al introducirla en la máquina ésta nos suministra el saldo disponible de ese cliente. Cuando un cliente introduce su tarjeta en la máquina podrá realizar búsquedas de películas por géneros, por protagonistas y por títulos. La máquina podrá avisar al cliente si una determinada película ya la ha cogido.</text:p>
      <text:p text:style-name="P6">[CLIENTE], [PELICULA].</text:p>
      <text:p text:style-name="P7"/>
      <text:p text:style-name="P7">2. Encuentra que entidades te parecen relevantes y la información necesaria para identificarlos. Deseamos realizar una base de datos de una clínica veterinaria para controlar el calendario de vacunas de los diferentes animales y, así, poder avisar al propietario cuando debe acudir para su administración. Para ello, se tendrá en cuenta la raza del animal y la fecha de la vacuna.</text:p>
      <text:p text:style-name="P6">[ANIMAL], [DUEÑO], [VACUN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EJERCICIO INICIALES E-R </text:p>
      <text:p text:style-name="P10"/>
      <text:p text:style-name="P10">1. Considera la siguiente relación PERSONA &lt;-&gt; TIENE HIJOS &lt;-&gt; PERSONA. Una persona puede tener muchos hijos/as o ninguno. Una persona siempre es hijo/a de otra persona. Los atributos de la persona son dni, nombre, dirección y teléfono. Transformarlo al modelo relacional.</text:p>
      <text:p text:style-name="P10"><draw:g text:anchor-type="paragraph" draw:z-index="4" draw:name="DrawObject1" draw:style-name="gr36"><draw:custom-shape draw:name="Forma15_0" draw:style-name="gr4" draw:text-style-name="P17" svg:width="2.07cm" svg:height="0.602cm" svg:x="8.962cm" svg:y="2.45cm"><text:p text:style-name="P16">(0,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25" draw:style-name="gr37" draw:text-style-name="P27" svg:width="6.377cm" svg:height="1.595cm" svg:x="9.332cm" svg:y="3.052cm"><text:p/><draw:enhanced-geometry svg:viewBox="0 0 21600 21600" draw:type="rectangle" draw:enhanced-path="M 0 0 L 21600 0 21600 21600 0 21600 0 0 Z N"/></draw:custom-shape><draw:custom-shape draw:name="Forma15_7" draw:style-name="gr4" draw:text-style-name="P17" svg:width="2.07cm" svg:height="0.602cm" svg:x="13.975cm" svg:y="2.408cm"><text:p text:style-name="P16">(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_0" draw:style-name="gr7" draw:text-style-name="P17" svg:width="3.495cm" svg:height="0.795cm" svg:x="10.715cm" svg:y="2.653cm"><text:p text:style-name="P16">PERSONA</text:p><draw:enhanced-geometry svg:viewBox="0 0 21600 21600" draw:type="rectangle" draw:enhanced-path="M 0 0 L 21600 0 21600 21600 0 21600 0 0 Z N"/></draw:custom-shape><draw:custom-shape draw:name="Forma3_3" draw:style-name="gr12" draw:text-style-name="P27" svg:width="2.401cm" svg:height="0.93cm" draw:transform="rotate (-3.14159265358979) translate (13.6373888888889cm 5.14273611111111cm)"><text:p/><draw:enhanced-geometry svg:viewBox="0 0 21600 21600" draw:glue-points="10800 0 0 10800 10800 21600 21600 10800" draw:text-areas="5400 5400 16200 16200" draw:type="diamond" draw:enhanced-path="M 10800 0 L 21600 10800 10800 21600 0 10800 10800 0 Z N"/></draw:custom-shape><draw:custom-shape draw:name="Forma4_3" draw:style-name="gr11" draw:text-style-name="P26" svg:width="0.93cm" svg:height="1.197cm" draw:transform="rotate (-1.5707963267949) translate (12.4397083333333cm 4.19729166666667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0" draw:style-name="gr8" draw:text-style-name="P25" svg:width="1.897cm" svg:height="0.906cm" svg:x="8.962cm" svg:y="1.546cm"><text:p text:style-name="P24"><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1" draw:style-name="gr8" draw:text-style-name="P23" svg:width="1.897cm" svg:height="0.906cm" svg:x="10.17cm" svg:y="0.272cm"><text:p text:style-name="P22"><text:span text:style-name="T5">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 draw:style-name="gr8" draw:text-style-name="P23" svg:width="1.897cm" svg:height="0.906cm" svg:x="12.516cm" svg:y="0.334cm"><text:p text:style-name="P22"><text:span text:style-name="T5">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 draw:style-name="gr8" draw:text-style-name="P23" svg:width="1.897cm" svg:height="0.906cm" svg:x="14.412cm" svg:y="0.868cm"><text:p text:style-name="P22"><text:span text:style-name="T5">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2" draw:style-name="gr5" draw:text-style-name="P18" svg:x1="10.572cm" svg:y1="2.317cm" svg:x2="10.717cm" svg:y2="2.652cm"><text:p/></draw:line><draw:line draw:name="Forma7_2" draw:style-name="gr5" draw:text-style-name="P18" svg:x1="13.635cm" svg:y1="2.653cm" svg:x2="14.415cm" svg:y2="1.551cm"><text:p/></draw:line><draw:line draw:name="Forma8_2" draw:style-name="gr5" draw:text-style-name="P18" svg:x1="13.052cm" svg:y1="2.654cm" svg:x2="13.253cm" svg:y2="1.239cm"><text:p/></draw:line><draw:line draw:name="Forma9_2" draw:style-name="gr5" draw:text-style-name="P18" svg:x1="11.834cm" svg:y1="2.652cm" svg:x2="11.427cm" svg:y2="1.176cm"><text:p/></draw:line><draw:custom-shape draw:name="Forma14_1" draw:style-name="gr38" draw:text-style-name="P17" svg:width="4.836cm" svg:height="0.914cm" svg:x="9.973cm" svg:y="5.206cm"><text:p text:style-name="P16">Tiene hijos/ Ser hijo de</text:p><draw:enhanced-geometry svg:viewBox="0 0 21600 21600" draw:type="rectangle" draw:enhanced-path="M 0 0 L 21600 0 21600 21600 0 21600 0 0 Z N"/></draw:custom-shape></draw:g></text:p>
      <text:p text:style-name="P10"/>
      <text:p text:style-name="P10"/>
      <text:p text:style-name="P10"/>
      <text:p text:style-name="P10"/>
      <text:p text:style-name="P12"><text:span text:style-name="T2">Card</text:span><text:span text:style-name="T3">inalidad</text:span><text:span text:style-name="T2"> (PERSONA, tiene) = (0, n)</text:span></text:p>
      <text:p text:style-name="P12"><text:span text:style-name="T2">Card</text:span><text:span text:style-name="T3">inalidad</text:span><text:span text:style-name="T2"> (PERSONA, ser) = (1, 1)</text:span></text:p>
      <text:p text:style-name="P10"/>
      <text:p text:style-name="P10"/>
      <text:p text:style-name="P10"/>
      <text:p text:style-name="P10"/>
      <text:p text:style-name="P10"/>
      <text:p text:style-name="P10"/>
      <text:p text:style-name="P10">2. Un Ayuntamiento pretende realizar la gestión de las multas de tráfico de la localidad mediante una base de datos. Se desea registrar datos sobre Vehículos (Matrícula, Tipo, Marca y modelo), Propietarios (DNI, Nombre, Apellidos, Dirección) e Infracciones (Código de la infracción, descripción, cuantía). Además, se deberá guardar la fecha de la multa y la fecha de pago. Habrá que tener en cuenta que un vehículo puede ser sancionado con varias multas, un propietario puede tener más de un vehículo y una infracción se puede cometer muchas veces.</text:p>
      <text:p text:style-name="P10"/>
      <text:p text:style-name="P10"/>
      <text:p text:style-name="P10"/>
      <text:p text:style-name="P10"><draw:custom-shape text:anchor-type="paragraph" draw:z-index="3" draw:name="Forma15_2" draw:style-name="gr39" draw:text-style-name="P17" svg:width="2.07cm" svg:height="0.602cm" svg:x="9.128cm" svg:y="0.3cm"><text:p text:style-name="P16">(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15_3" draw:style-name="gr39" draw:text-style-name="P17" svg:width="2.07cm" svg:height="0.602cm" svg:x="6.078cm" svg:y="0.3cm"><text:p text:style-name="P16">(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draw:custom-shape text:anchor-type="paragraph" draw:z-index="1" draw:name="Forma15_4" draw:style-name="gr39" draw:text-style-name="P17" svg:width="2.07cm" svg:height="0.602cm" svg:x="3.75cm" svg:y="0.284cm"><text:p text:style-name="P16">(0,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5" draw:name="Forma14_3" draw:style-name="gr35" draw:text-style-name="P17" svg:width="2.356cm" svg:height="0.914cm" svg:x="3.949cm" svg:y="0.379cm"><text:p text:style-name="P16">comete</text:p><draw:enhanced-geometry svg:viewBox="0 0 21600 21600" draw:type="rectangle" draw:enhanced-path="M 0 0 L 21600 0 21600 21600 0 21600 0 0 Z N"/></draw:custom-shape><draw:custom-shape text:anchor-type="paragraph" draw:z-index="6" draw:name="Forma14_2" draw:style-name="gr34" draw:text-style-name="P17" svg:width="4.836cm" svg:height="0.914cm" svg:x="6.35cm" svg:y="-1.177cm"><text:p text:style-name="P16">pertenece/tiene</text:p><draw:enhanced-geometry svg:viewBox="0 0 21600 21600" draw:type="rectangle" draw:enhanced-path="M 0 0 L 21600 0 21600 21600 0 21600 0 0 Z N"/></draw:custom-shape><draw:line text:anchor-type="paragraph" draw:z-index="7" draw:name="Forma22" draw:style-name="gr15" draw:text-style-name="P18" svg:x1="9.148cm" svg:y1="3.66cm" svg:x2="10.709cm" svg:y2="5.011cm"><text:p/></draw:line><draw:line text:anchor-type="paragraph" draw:z-index="8" draw:name="Forma18" draw:style-name="gr15" draw:text-style-name="P18" svg:x1="5.232cm" svg:y1="-1.177cm" svg:x2="7.455cm" svg:y2="2.929cm"><text:p/></draw:line><draw:line text:anchor-type="paragraph" draw:z-index="9" draw:name="Forma12_1" draw:style-name="gr15" draw:text-style-name="P18" svg:x1="11.304cm" svg:y1="-2.409cm" svg:x2="11.474cm" svg:y2="-1.765cm"><text:p/></draw:line><draw:line text:anchor-type="paragraph" draw:z-index="10" draw:name="Forma8_1" draw:style-name="gr15" draw:text-style-name="P18" svg:x1="4.579cm" svg:y1="-1.877cm" svg:x2="4.618cm" svg:y2="-2.488cm"><text:p/></draw:line><draw:line text:anchor-type="paragraph" draw:z-index="11" draw:name="Forma2_0" draw:style-name="gr33" draw:text-style-name="P19" svg:x1="5.756cm" svg:y1="-1.534cm" svg:x2="11.649cm" svg:y2="-1.534cm"><text:p/></draw:line><draw:line text:anchor-type="paragraph" draw:z-index="12" draw:name="Forma21" draw:style-name="gr15" draw:text-style-name="P18" svg:x1="8.565cm" svg:y1="5.336cm" svg:x2="8.565cm" svg:y2="3.66cm"><text:p/></draw:line><draw:custom-shape text:anchor-type="paragraph" draw:z-index="13" draw:name="Forma1_3" draw:style-name="gr32" draw:text-style-name="P17" svg:width="3.093cm" svg:height="0.701cm" svg:x="3.366cm" svg:y="-1.877cm"><text:p text:style-name="P16">VEHÍCULO</text:p><draw:enhanced-geometry svg:viewBox="0 0 21600 21600" draw:type="rectangle" draw:enhanced-path="M 0 0 L 21600 0 21600 21600 0 21600 0 0 Z N"/></draw:custom-shape><draw:custom-shape text:anchor-type="paragraph" draw:z-index="14" draw:name="Forma1_4" draw:style-name="gr32" draw:text-style-name="P17" svg:width="3.093cm" svg:height="0.701cm" svg:x="10.675cm" svg:y="-1.877cm"><text:p text:style-name="P16">PROPIETARIO</text:p><draw:enhanced-geometry svg:viewBox="0 0 21600 21600" draw:type="rectangle" draw:enhanced-path="M 0 0 L 21600 0 21600 21600 0 21600 0 0 Z N"/></draw:custom-shape><draw:custom-shape text:anchor-type="paragraph" draw:z-index="15" draw:name="Forma5_15" draw:style-name="gr31" draw:text-style-name="P25" svg:width="2.428cm" svg:height="0.8cm" svg:x="1.065cm" svg:y="-2.858cm"><text:p text:style-name="P24"><text:span text:style-name="T6">matric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a5_16" draw:style-name="gr30" draw:text-style-name="P23" svg:width="1.678cm" svg:height="0.803cm" svg:x="1.688cm" svg:y="-1.177cm"><text:p text:style-name="P22"><text:span text:style-name="T5">ti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a5_17" draw:style-name="gr29" draw:text-style-name="P23" svg:width="1.68cm" svg:height="0.8cm" svg:x="3.861cm" svg:y="-3.21cm"><text:p text:style-name="P22"><text:span text:style-name="T5">marc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a5_18" draw:style-name="gr28" draw:text-style-name="P23" svg:width="1.678cm" svg:height="0.802cm" svg:x="6.078cm" svg:y="-3.221cm"><text:p text:style-name="P22"><text:span text:style-name="T5">mode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Forma6_1" draw:style-name="gr15" draw:text-style-name="P18" svg:x1="3.237cm" svg:y1="-2.175cm" svg:x2="3.365cm" svg:y2="-1.879cm"><text:p/></draw:line><draw:line text:anchor-type="paragraph" draw:z-index="20" draw:name="Forma7_1" draw:style-name="gr15" draw:text-style-name="P18" svg:x1="3.364cm" svg:y1="-1.176cm" svg:x2="3.158cm" svg:y2="-1.023cm"><text:p/></draw:line><draw:line text:anchor-type="paragraph" draw:z-index="21" draw:name="Forma9_1" draw:style-name="gr15" draw:text-style-name="P18" svg:x1="6.547cm" svg:y1="-2.421cm" svg:x2="6.079cm" svg:y2="-1.878cm"><text:p/></draw:line><draw:custom-shape text:anchor-type="paragraph" draw:z-index="22" draw:name="Forma5_19" draw:style-name="gr28" draw:text-style-name="P25" svg:width="1.678cm" svg:height="0.802cm" svg:x="14.185cm" svg:y="-2.799cm"><text:p text:style-name="P24"><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a5_20" draw:style-name="gr27" draw:text-style-name="P23" svg:width="1.678cm" svg:height="0.8cm" svg:x="10.343cm" svg:y="-3.21cm"><text:p text:style-name="P22"><text:span text:style-name="T5">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a5_21" draw:style-name="gr26" draw:text-style-name="P23" svg:width="2.05cm" svg:height="0.802cm" svg:x="14.467cm" svg:y="-1.584cm"><text:p text:style-name="P22"><text:span text:style-name="T5">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a5_22" draw:style-name="gr25" draw:text-style-name="P23" svg:width="2.005cm" svg:height="0.802cm" svg:x="12.181cm" svg:y="-3.351cm"><text:p text:style-name="P22"><text:span text:style-name="T5">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Forma10_1" draw:style-name="gr15" draw:text-style-name="P18" svg:x1="13.766cm" svg:y1="-1.879cm" svg:x2="14.371cm" svg:y2="-2.124cm"><text:p/></draw:line><draw:line text:anchor-type="paragraph" draw:z-index="27" draw:name="Forma11_1" draw:style-name="gr15" draw:text-style-name="P18" svg:x1="13.766cm" svg:y1="-1.374cm" svg:x2="14.469cm" svg:y2="-1.227cm"><text:p/></draw:line><draw:line text:anchor-type="paragraph" draw:z-index="28" draw:name="Forma13_1" draw:style-name="gr15" draw:text-style-name="P18" svg:x1="13.042cm" svg:y1="-2.551cm" svg:x2="12.856cm" svg:y2="-1.878cm"><text:p/></draw:line><draw:custom-shape text:anchor-type="paragraph" draw:z-index="29" draw:name="Forma1_1" draw:style-name="gr24" draw:text-style-name="P17" svg:width="3.093cm" svg:height="0.705cm" svg:x="6.697cm" svg:y="2.956cm"><text:p text:style-name="P16">INFRACCION</text:p><draw:enhanced-geometry svg:viewBox="0 0 21600 21600" draw:type="rectangle" draw:enhanced-path="M 0 0 L 21600 0 21600 21600 0 21600 0 0 Z N"/></draw:custom-shape><draw:custom-shape text:anchor-type="paragraph" draw:z-index="30" draw:name="Forma5_7" draw:style-name="gr23" draw:text-style-name="P23" svg:width="2.744cm" svg:height="0.8cm" svg:x="8.17cm" svg:y="0.919cm"><text:p text:style-name="P22"><text:span text:style-name="T5">fecha_mult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5_8" draw:style-name="gr22" draw:text-style-name="P23" svg:width="2.477cm" svg:height="0.802cm" svg:x="8.708cm" svg:y="-0.113cm"><text:p text:style-name="P22"><text:span text:style-name="T5">fecha_pa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5_9" draw:style-name="gr21" draw:text-style-name="P25" svg:width="3.636cm" svg:height="0.802cm" svg:x="9.798cm" svg:y="4.801cm"><text:p text:style-name="P24"><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5_10" draw:style-name="gr20" draw:text-style-name="P23" svg:width="2.479cm" svg:height="0.802cm" svg:x="4.419cm" svg:y="4.614cm"><text:p text:style-name="P22"><text:span text:style-name="T5">descrip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a5_11" draw:style-name="gr19" draw:text-style-name="P23" svg:width="2.479cm" svg:height="0.803cm" svg:x="7.32cm" svg:y="5.276cm"><text:p text:style-name="P22"><text:span text:style-name="T5">cuantí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a3_1" draw:style-name="gr18" draw:text-style-name="P27" svg:width="2.124cm" svg:height="0.825cm" svg:x="7.629cm" svg:y="-1.93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6" draw:name="Forma4_1" draw:style-name="gr16" draw:text-style-name="P26" svg:width="0.825cm" svg:height="1.061cm" draw:transform="rotate (1.5707963267949) translate (7.62529166666667cm -1.10595833333333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7" draw:name="Forma16" draw:style-name="gr15" draw:text-style-name="P18" svg:x1="6.66cm" svg:y1="1.108cm" svg:x2="8.367cm" svg:y2="1.117cm"><text:p/></draw:line><draw:line text:anchor-type="paragraph" draw:z-index="38" draw:name="Forma17" draw:style-name="gr15" draw:text-style-name="P18" svg:x1="8.708cm" svg:y1="0.191cm" svg:x2="6.653cm" svg:y2="0.74cm"><text:p/></draw:line><draw:custom-shape text:anchor-type="paragraph" draw:z-index="39" draw:name="Forma3_2" draw:style-name="gr17" draw:text-style-name="P26" svg:width="2.126cm" svg:height="0.824cm" draw:transform="rotate (-1.06465084371654) translate (6.13304166666667cm -0.347486111111111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0" draw:name="Forma4_2" draw:style-name="gr16" draw:text-style-name="P26" svg:width="0.823cm" svg:height="1.061cm" draw:transform="rotate (-2.63544717051144) translate (6.65338888888889cm 0.578555555555556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1" draw:name="Forma31" draw:style-name="gr15" draw:text-style-name="P18" svg:x1="7.216cm" svg:y1="3.66cm" svg:x2="6.184cm" svg:y2="4.614cm"><text:p/></draw:line></text:p>
      <text:p text:style-name="P14"/>
      <text:p text:style-name="P14"/>
      <text:p text:style-name="P10"/>
      <text:p text:style-name="P15"><draw:custom-shape text:anchor-type="paragraph" draw:z-index="0" draw:name="Forma15_1" draw:style-name="gr39" draw:text-style-name="P17" svg:width="2.07cm" svg:height="0.602cm" svg:x="5.609cm" svg:y="0.381cm"><text:p text:style-name="P16">(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
      <text:p text:style-name="P13"/>
      <text:p text:style-name="P13"/>
      <text:p text:style-name="P13"/>
      <text:p text:style-name="P13"/>
      <text:p text:style-name="P10"><text:soft-page-break/>3. Una empresa vende productos a varios clientes. Se necesita conocer los datos personales de los clientes (nombre, apellidos, dni, dirección y fecha de nacimiento). Cada producto tiene un nombre y un código, así como un precio unitario. Un cliente puede comprar varios productos a la empresa, y un mismo producto puede ser comprado por varios clientes. Los productos son suministrados por diferentes proveedores. Se debe tener en cuenta que un producto sólo puede ser suministrado por un proveedor, y que un proveedor puede suministrar diferentes productos. De cada proveedor se desea conocer el NIF, nombre y dirección”.</text:p>
      <text:p text:style-name="P10"/>
      <text:p text:style-name="P10"/>
      <text:p text:style-name="P10"/>
      <text:p text:style-name="P10"/>
      <text:p text:style-name="P10"><draw:g text:anchor-type="paragraph" draw:z-index="42" draw:name="DrawObject2" draw:style-name="gr1"><draw:custom-shape draw:name="Forma14_5" draw:style-name="gr2" draw:text-style-name="P17" svg:width="0.698cm" svg:height="0.914cm" svg:x="11.217cm" svg:y="1.674cm"><text:p text:style-name="P16">E</text:p><draw:enhanced-geometry svg:viewBox="0 0 21600 21600" draw:type="rectangle" draw:enhanced-path="M 0 0 L 21600 0 21600 21600 0 21600 0 0 Z N"/></draw:custom-shape><draw:custom-shape draw:name="Forma14_0" draw:style-name="gr3" draw:text-style-name="P17" svg:width="2.356cm" svg:height="0.914cm" svg:x="6.89cm" svg:y="1.752cm"><text:p text:style-name="P16">comprar</text:p><draw:enhanced-geometry svg:viewBox="0 0 21600 21600" draw:type="rectangle" draw:enhanced-path="M 0 0 L 21600 0 21600 21600 0 21600 0 0 Z N"/></draw:custom-shape><draw:custom-shape draw:name="Forma15_11" draw:style-name="gr4" draw:text-style-name="P17" svg:width="2.07cm" svg:height="0.602cm" svg:x="11.626cm" svg:y="1.674cm"><text:p text:style-name="P16">(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0" draw:style-name="gr4" draw:text-style-name="P17" svg:width="2.07cm" svg:height="0.602cm" svg:x="11.583cm" svg:y="6.014cm"><text:p text:style-name="P16">(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9" draw:style-name="gr4" draw:text-style-name="P17" svg:width="2.07cm" svg:height="0.602cm" svg:x="8.752cm" svg:y="0.669cm"><text:p text:style-name="P16">(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8" draw:style-name="gr4" draw:text-style-name="P17" svg:width="2.07cm" svg:height="0.602cm" svg:x="5.14cm" svg:y="0.669cm"><text:p text:style-name="P16">(0,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26" draw:style-name="gr5" draw:text-style-name="P18" svg:x1="12.084cm" svg:y1="6.615cm" svg:x2="12.084cm" svg:y2="1.674cm"><text:p/></draw:line><draw:line draw:name="Forma12_2" draw:style-name="gr5" draw:text-style-name="P18" svg:x1="11.045cm" svg:y1="0.279cm" svg:x2="11.237cm" svg:y2="1.007cm"><text:p/></draw:line><draw:line draw:name="Forma8_3" draw:style-name="gr5" draw:text-style-name="P18" svg:x1="3.447cm" svg:y1="0.883cm" svg:x2="3.327cm" svg:y2="-0.225cm"><text:p/></draw:line><draw:line draw:name="Forma2_2" draw:style-name="gr6" draw:text-style-name="P19" svg:x1="4.775cm" svg:y1="1.27cm" svg:x2="11.434cm" svg:y2="1.27cm"><text:p/></draw:line><draw:custom-shape draw:name="Forma1_8" draw:style-name="gr7" draw:text-style-name="P17" svg:width="3.495cm" svg:height="0.795cm" svg:x="2.074cm" svg:y="0.881cm"><text:p text:style-name="P16">CLIENTE</text:p><draw:enhanced-geometry svg:viewBox="0 0 21600 21600" draw:type="rectangle" draw:enhanced-path="M 0 0 L 21600 0 21600 21600 0 21600 0 0 Z N"/></draw:custom-shape><draw:custom-shape draw:name="Forma1_9" draw:style-name="gr7" draw:text-style-name="P17" svg:width="3.495cm" svg:height="0.795cm" svg:x="10.333cm" svg:y="0.881cm"><text:p text:style-name="P16">PRODUCTO</text:p><draw:enhanced-geometry svg:viewBox="0 0 21600 21600" draw:type="rectangle" draw:enhanced-path="M 0 0 L 21600 0 21600 21600 0 21600 0 0 Z N"/></draw:custom-shape><draw:custom-shape draw:name="Forma5_28" draw:style-name="gr8" draw:text-style-name="P21" svg:width="1.897cm" svg:height="0.906cm" svg:x="-0.314cm" svg:y="-0.227cm"><text:p text:style-name="P20"><text:span text:style-name="T4">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9" draw:style-name="gr8" draw:text-style-name="P23" svg:width="1.897cm" svg:height="0.906cm" svg:x="0.178cm" svg:y="1.674cm"><text:p text:style-name="P22"><text:span text:style-name="T5">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0" draw:style-name="gr9" draw:text-style-name="P23" svg:width="3.825cm" svg:height="0.906cm" svg:x="1.051cm" svg:y="-1.132cm"><text:p text:style-name="P22"><text:span text:style-name="T5">fecha_nacimient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1" draw:style-name="gr8" draw:text-style-name="P25" svg:width="1.897cm" svg:height="0.906cm" svg:x="5.14cm" svg:y="-0.638cm"><text:p text:style-name="P24"><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3" draw:style-name="gr5" draw:text-style-name="P18" svg:x1="1.395cm" svg:y1="0.443cm" svg:x2="2.074cm" svg:y2="0.88cm"><text:p/></draw:line><draw:line draw:name="Forma7_3" draw:style-name="gr5" draw:text-style-name="P18" svg:x1="2.073cm" svg:y1="1.674cm" svg:x2="1.84cm" svg:y2="1.847cm"><text:p/></draw:line><draw:line draw:name="Forma9_3" draw:style-name="gr5" draw:text-style-name="P18" svg:x1="5.669cm" svg:y1="0.269cm" svg:x2="5.14cm" svg:y2="0.883cm"><text:p/></draw:line><draw:custom-shape draw:name="Forma5_32" draw:style-name="gr8" draw:text-style-name="P25" svg:width="1.897cm" svg:height="0.906cm" svg:x="14.3cm" svg:y="-0.16cm"><text:p text:style-name="P24"><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3" draw:style-name="gr8" draw:text-style-name="P23" svg:width="1.897cm" svg:height="0.906cm" svg:x="9.959cm" svg:y="-0.626cm"><text:p text:style-name="P22"><text:span text:style-name="T5">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5" draw:style-name="gr8" draw:text-style-name="P23" svg:width="1.897cm" svg:height="0.906cm" svg:x="12.037cm" svg:y="-0.785cm"><text:p text:style-name="P22"><text:span text:style-name="T5">pre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0_2" draw:style-name="gr5" draw:text-style-name="P18" svg:x1="13.827cm" svg:y1="0.882cm" svg:x2="14.511cm" svg:y2="0.605cm"><text:p/></draw:line><draw:line draw:name="Forma13_2" draw:style-name="gr5" draw:text-style-name="P18" svg:x1="13.01cm" svg:y1="0.12cm" svg:x2="12.8cm" svg:y2="0.88cm"><text:p/></draw:line><draw:custom-shape draw:name="Forma3_6" draw:style-name="gr10" draw:text-style-name="P26" svg:width="2.401cm" svg:height="0.93cm" svg:x="6.891cm" svg:y="0.822cm"><text:p/><draw:enhanced-geometry svg:viewBox="0 0 21600 21600" draw:glue-points="10800 0 0 10800 10800 21600 21600 10800" draw:text-areas="5400 5400 16200 16200" draw:type="diamond" draw:enhanced-path="M 10800 0 L 21600 10800 10800 21600 0 10800 10800 0 Z N"/></draw:custom-shape><draw:custom-shape draw:name="Forma4_6" draw:style-name="gr11" draw:text-style-name="P26" svg:width="0.93cm" svg:height="1.197cm" draw:transform="rotate (1.5707963267949) translate (6.88975cm 1.75154166666667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4" draw:style-name="gr8" draw:text-style-name="P23" svg:width="1.897cm" svg:height="0.906cm" svg:x="2.401cm" svg:y="2.304cm"><text:p text:style-name="P22"><text:span text:style-name="T5">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4" draw:style-name="gr5" draw:text-style-name="P18" svg:x1="3.38cm" svg:y1="2.304cm" svg:x2="3.459cm" svg:y2="1.674cm"><text:p/></draw:line><draw:custom-shape draw:name="Forma3_4" draw:style-name="gr12" draw:text-style-name="P27" svg:width="2.401cm" svg:height="0.93cm" draw:transform="rotate (-1.5707963267949) translate (12.5624166666667cm 2.81163888888889cm)"><text:p/><draw:enhanced-geometry svg:viewBox="0 0 21600 21600" draw:glue-points="10800 0 0 10800 10800 21600 21600 10800" draw:text-areas="5400 5400 16200 16200" draw:type="diamond" draw:enhanced-path="M 10800 0 L 21600 10800 10800 21600 0 10800 10800 0 Z N"/></draw:custom-shape><draw:custom-shape draw:name="Forma4_4" draw:style-name="gr11" draw:text-style-name="P26" svg:width="0.93cm" svg:height="1.197cm" svg:x="11.636cm" svg:y="2.81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1_5" draw:style-name="gr7" draw:text-style-name="P17" svg:width="3.495cm" svg:height="0.795cm" svg:x="10.333cm" svg:y="6.615cm"><text:p text:style-name="P16">PROVEEDOR</text:p><draw:enhanced-geometry svg:viewBox="0 0 21600 21600" draw:type="rectangle" draw:enhanced-path="M 0 0 L 21600 0 21600 21600 0 21600 0 0 Z N"/></draw:custom-shape><draw:custom-shape draw:name="Forma5_5" draw:style-name="gr8" draw:text-style-name="P25" svg:width="1.897cm" svg:height="0.906cm" svg:x="7.198cm" svg:y="7.015cm"><text:p text:style-name="P24"><text:span text:style-name="T6">ni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6" draw:style-name="gr8" draw:text-style-name="P23" svg:width="1.897cm" svg:height="0.906cm" svg:x="8.768cm" svg:y="8.158cm"><text:p text:style-name="P22"><text:span text:style-name="T5">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12" draw:style-name="gr13" draw:text-style-name="P23" svg:width="2.126cm" svg:height="0.906cm" svg:x="11.529cm" svg:y="8.37cm"><text:p text:style-name="P22"><text:span text:style-name="T5">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7" draw:style-name="gr5" draw:text-style-name="P18" svg:x1="9.095cm" svg:y1="7.491cm" svg:x2="10.333cm" svg:y2="7.015cm"><text:p/></draw:line><draw:line draw:name="Forma28" draw:style-name="gr5" draw:text-style-name="P18" svg:x1="10.074cm" svg:y1="8.161cm" svg:x2="10.841cm" svg:y2="7.411cm"><text:p/></draw:line><draw:line draw:name="Forma29" draw:style-name="gr5" draw:text-style-name="P18" svg:x1="12.243cm" svg:y1="8.372cm" svg:x2="12.084cm" svg:y2="7.411cm"><text:p/></draw:line><draw:custom-shape draw:name="Forma14_4" draw:style-name="gr3" draw:text-style-name="P17" svg:width="2.356cm" svg:height="0.914cm" svg:x="12.566cm" svg:y="3.551cm"><text:p text:style-name="P16">suministrar</text:p><draw:enhanced-geometry svg:viewBox="0 0 21600 21600" draw:type="rectangle" draw:enhanced-path="M 0 0 L 21600 0 21600 21600 0 21600 0 0 Z N"/></draw:custom-shape><draw:custom-shape draw:name="Forma84" draw:style-name="gr14" draw:text-style-name="P28" svg:width="3.035cm" svg:height="0.489cm" svg:x="10.559cm" svg:y="1.034cm"><text:p/><draw:enhanced-geometry svg:viewBox="0 0 21600 21600" draw:type="rectangle" draw:enhanced-path="M 0 0 L 21600 0 21600 21600 0 21600 0 0 Z N"/></draw:custom-shap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914" officeooo:paragraph-rsid="00092914"/>
    </style:style>
    <style:style style:name="MT1" style:family="text">
      <style:text-properties officeooo:rsid="000929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ranco Larrea<text:tab/>U2. Diseño Conceptual<text:tab/>Ejercicios Básicos</text:p>
      </style:header>
      <style:footer>
        <text:p text:style-name="Footer"><text:tab/><text:span text:style-name="MT1">Pagina </text:span><text:span text:style-name="MT1"><text:page-number text:select-page="current">3</text:page-number></text:span><text:span text:style-name="MT1"><text:s/>de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1T10:08:32.096000000</meta:creation-date>
    <dc:date>2020-10-26T17:37:33.926000000</dc:date>
    <meta:editing-duration>PT1H24M53S</meta:editing-duration>
    <meta:editing-cycles>16</meta:editing-cycles>
    <meta:generator>LibreOffice/7.0.2.2$Windows_X86_64 LibreOffice_project/8349ace3c3162073abd90d81fd06dcfb6b36b994</meta:generator>
    <meta:document-statistic meta:table-count="0" meta:image-count="0" meta:object-count="0" meta:page-count="3" meta:paragraph-count="21" meta:word-count="507" meta:character-count="3182" meta:non-whitespace-character-count="2690"/>
  </office:meta>
</office:document-meta>
</file>